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ffa6a6" draw:opacity="50%" draw:textarea-horizontal-align="justify" draw:textarea-vertical-align="top" draw:auto-grow-height="false" fo:min-height="17.716cm" fo:min-width="7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77bc65" draw:opacity="50%" draw:textarea-horizontal-align="justify" draw:textarea-vertical-align="top" draw:auto-grow-height="false" fo:min-height="17.716cm" fo:min-width="7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ffff6d" draw:opacity="50%" draw:textarea-horizontal-align="justify" draw:textarea-vertical-align="top" draw:auto-grow-height="false" fo:min-height="17.716cm" fo:min-width="7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4.75cm"/>
      <style:paragraph-properties style:writing-mode="lr-tb"/>
    </style:style>
    <style:style style:name="gr5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3.75cm"/>
      <style:paragraph-properties style:writing-mode="lr-tb"/>
    </style:style>
    <style:style style:name="gr6" style:family="graphic" style:parent-style-name="standard">
      <style:graphic-properties svg:stroke-color="#000000" draw:fill-color="#ffff6d" draw:textarea-horizontal-align="justify" draw:textarea-vertical-align="middle" draw:auto-grow-height="false" fo:min-height="3cm" fo:min-width="4.75cm"/>
      <style:paragraph-properties style:writing-mode="lr-tb"/>
    </style:style>
    <style:style style:name="gr7" style:family="graphic" style:parent-style-name="standard">
      <style:graphic-properties svg:stroke-color="#000000" draw:fill-color="#ff7b59" draw:textarea-horizontal-align="justify" draw:textarea-vertical-align="middle" draw:auto-grow-height="false" fo:min-height="3cm" fo:min-width="4.75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Linienspitzen_20_2" draw:marker-end-width="0.379cm" draw:fill="none" draw:textarea-vertical-align="top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="Linienspitzen_20_3" draw:marker-start-width="0.279cm" draw:marker-end="Linienspitzen_20_3" draw:marker-end-width="0.379cm" draw:fill="none" draw:textarea-vertical-align="top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="Linienspitzen_20_3" draw:marker-start-width="0.279cm" draw:marker-end="Linienspitzen_20_2" draw:marker-end-width="0.379cm" draw:fill="none" draw:textarea-vertical-align="top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3" style:family="graphic" style:parent-style-name="standard">
      <style:graphic-properties draw:stroke="dash" draw:stroke-dash="Long_20_Dot" svg:stroke-color="#000000" draw:fill-color="#b2b2b2" draw:opacity="35%" draw:textarea-horizontal-align="justify" draw:textarea-vertical-align="top" draw:auto-grow-height="false" fo:min-height="13.5cm" fo:min-width="14.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a6a6" draw:opacity="50%"/>
      <style:paragraph-properties fo:text-align="center" style:writing-mode="lr-tb"/>
    </style:style>
    <style:style style:name="P3" style:family="paragraph">
      <loext:graphic-properties draw:fill-color="#77bc65" draw:opacity="50%"/>
      <style:paragraph-properties fo:text-align="center" style:writing-mode="lr-tb"/>
    </style:style>
    <style:style style:name="P4" style:family="paragraph">
      <loext:graphic-properties draw:fill-color="#ffff6d" draw:opacity="50%"/>
      <style:paragraph-properties fo:text-align="center" style:writing-mode="lr-tb"/>
    </style:style>
    <style:style style:name="P5" style:family="paragraph">
      <loext:graphic-properties draw:fill-color="#3faf46"/>
      <style:paragraph-properties fo:text-align="center" style:writing-mode="lr-tb"/>
    </style:style>
    <style:style style:name="P6" style:family="paragraph">
      <loext:graphic-properties draw:fill-color="#ffff6d"/>
      <style:paragraph-properties fo:text-align="center" style:writing-mode="lr-tb"/>
    </style:style>
    <style:style style:name="P7" style:family="paragraph">
      <loext:graphic-properties draw:fill-color="#ff7b59"/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b2b2b2" draw:opacity="35%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18cm" svg:x="20.25cm" svg:y="1.5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18cm" svg:x="1.75cm" svg:y="1.5cm">
          <text:p text:style-name="P1">Programmierumgebung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18cm" svg:x="11cm" svg:y="1.5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25cm" svg:height="3.25cm" svg:x="3.1cm" svg:y="5.25cm">
          <text:p text:style-name="P1">Pro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25cm" svg:height="3.25cm" svg:x="3.75cm" svg:y="14cm">
          <text:p text:style-name="P1">Biblioth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5.25cm" svg:height="3.25cm" svg:x="12.5cm" svg:y="14.5cm">
          <text:p text:style-name="P1">Kontrollprogramm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25cm" svg:height="3.25cm" svg:x="21.7cm" svg:y="14.5cm">
          <text:p text:style-name="P1">App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75cm" svg:y1="8.5cm" svg:x2="5.75cm" svg:y2="14cm">
          <text:p/>
        </draw:line>
        <draw:line draw:style-name="gr9" draw:text-style-name="P8" draw:layer="layout" svg:x1="8cm" svg:y1="16cm" svg:x2="12.5cm" svg:y2="16cm">
          <text:p/>
        </draw:line>
        <draw:line draw:style-name="gr10" draw:text-style-name="P8" draw:layer="layout" svg:x1="17.75cm" svg:y1="16cm" svg:x2="21.75cm" svg:y2="16cm">
          <text:p/>
        </draw:line>
        <draw:frame draw:style-name="gr11" draw:text-style-name="P9" draw:layer="layout" svg:width="3.5cm" svg:height="0.927cm" svg:x="5.85cm" svg:y="10.4cm">
          <draw:text-box>
            <text:p><text:span text:style-name="T1">bindet ein</text:span></text:p>
          </draw:text-box>
        </draw:frame>
        <draw:frame draw:style-name="gr11" draw:text-style-name="P9" draw:layer="layout" svg:width="2.25cm" svg:height="0.927cm" svg:x="9.55cm" svg:y="14.923cm">
          <draw:text-box>
            <text:p><text:span text:style-name="T1">UDP</text:span></text:p>
          </draw:text-box>
        </draw:frame>
        <draw:frame draw:style-name="gr12" draw:text-style-name="P9" draw:layer="layout" svg:width="2.25cm" svg:height="0.839cm" svg:x="18.7cm" svg:y="15cm">
          <draw:text-box>
            <text:p><text:span text:style-name="T1">MQTT</text:span></text:p>
          </draw:text-box>
        </draw:frame>
        <draw:custom-shape draw:style-name="gr13" draw:text-style-name="P11" draw:layer="layout" svg:width="15.4cm" svg:height="13.75cm" svg:x="3.1cm" svg:y="5.25cm">
          <text:p text:style-name="P10">Lokaler P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13" svg:d="M0 13l10-13 10 1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1T18:43:49.606069705</meta:creation-date>
    <dc:date>2022-06-17T21:49:59.577996112</dc:date>
    <meta:editing-duration>PT7M26S</meta:editing-duration>
    <meta:editing-cycles>8</meta:editing-cycles>
    <meta:generator>LibreOffice/7.0.4.2$Linux_X86_64 LibreOffice_project/00$Build-2</meta:generator>
    <meta:document-statistic meta:object-count="14"/>
  </office:meta>
</office:document-meta>
</file>